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6cm"/>
    </style:style>
    <style:style style:name="co2" style:family="table-column">
      <style:table-column-properties fo:break-before="auto" style:column-width="1.187cm"/>
    </style:style>
    <style:style style:name="co3" style:family="table-column">
      <style:table-column-properties fo:break-before="auto" style:column-width="6.606cm"/>
    </style:style>
    <style:style style:name="co4" style:family="table-column">
      <style:table-column-properties fo:break-before="auto" style:column-width="10.56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4" table:number-columns-repeated="1020" table:default-cell-style-name="Default"/>
        <table:table-row table:style-name="ro1">
          <table:table-cell office:value-type="string" calcext:value-type="string">
            <text:p>Serviço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Praz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ETIQUETA LOGICA SEDEX A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ETIQUETA LOGICA SEDEX A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ETIQUETA LOGICA PAC 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ETIQUETA LOGICA PAC 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VISO DE RECEBIMEN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ENCOMENDA PAC - ACAO SOCI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REMESSA ECONÔMICA SEM 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REMESSA EXPRESSA S/ AR DIGIT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ETIQUETA LOG REM ECON C/AR B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MENSAGEM FÍSICO-DIGIT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ETIQUETA LÓG REGIST UR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ETIQ LOG REM EXPRESSA C/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ETIQ LÓG REM ECONÔMICA S/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ETIQUETA LOG REM ECON C/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ETIQUETA FIS REGIST UR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ETIQUETA LOG REGIST UR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ETIQUETA LOGICA REG AD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ETIQUETA FIS REGIST UR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ETIQUETA LOG REM ECON C/ 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ETIQUETA LÓGICA VPO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ETIQUETA LÓGICA CAR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ETIQUETA LÓGICA CAR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BJETO INTERNACIONAL COLI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OBJETO INTERNACIONAL COLI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OBJETO INTERNACIONAL COLI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OBJETO INTERNACIONAL COLI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OBJETO INTERNACIONAL COLI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OBJETO INTERNACIONAL COLI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OBJETO INTERNACIONAL COLI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OBJETO INTERNACIONAL COLI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OBJETO INTERNACIONAL COLI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OBJETO INTERNACIONAL COLI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OBJETO INTERNACIONAL COLI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OBJETO INTERNACIONAL COLI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BJETO INTERNACIONAL COLI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OBJETO INTERNACIONAL COLI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OBJETO INTERNACIONAL COLI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OBJETO INTERNACIONAL MERCADOR. ECONOMIC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OBJETO INTERNACIONAL COLI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OBJETO INTERNACIONAL COLI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OBJETO INTERNACIONAL COLI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OBJETO INTERNACIONAL COLI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OBJETO INTERNACIONAL COLI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OBJETO INTERNACIONAL COLI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OBJETO INTERNACIONAL COLI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OBJETO INTERNACIONAL COLI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OBJETO INTERNACIONAL COLI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OBJETO INTERNACIONAL COLI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ENCOMENDA SEDEX C/ AR DIGIT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REMESSA EXPRESSA C/ AR DIGITAL-BRADESC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REMESSA EXPRESSA (ORGAO TRANSITO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EVOLUÇÃO DE DOCUMENTO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REMESSA EXPRESSA C/ AR DIGIT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NCOMENDA SEDEX (ETIQ LOGICA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ENCOMENDA SEDEX (ETIQ LOGICA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REM EXPRES COM AR DIGITAL ITA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ENCOMENDA SEDE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ETIQUETA SEDEX EXTRA GRAN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ETIQUETA SEDE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ETIQUETA FISICA SEDEX D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ENCOMENDA SEDE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TIQ LOG SEDEX ITAU UNI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SEDEX PAGAMENTO ENTREG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ETIQ LOG SEDEX BRADESC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REM EXPRES COM AR DIGITAL SANTAN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EM EXPRES COM AR DIGITAL SANTAN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REGISTRADO DETRAN COM AR DIGIT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ENCOMENDA SEDE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SEDEX COM AR DIGIT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ENCOMENDA SEDEX (ETIQ LÓGICA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SEDEX 10 LÓGICO</text:p>
          </table:table-cell>
          <table:table-cell table:style-name="ce1" office:value-type="string" calcext:value-type="string">
            <text:p>Hora Re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ENCOMENDA SEDEX (ETIQ FÍSICA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ENCOMENDA SEDEX (ETIQ LOGICA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OBJETO INTERNACIONAL EMS</text:p>
          </table:table-cell>
          <table:table-cell table:style-name="ce1" office:value-type="string" calcext:value-type="string">
            <text:p>Hora Re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OBJETO INTERNACIONAL EMS</text:p>
          </table:table-cell>
          <table:table-cell table:style-name="ce1" office:value-type="string" calcext:value-type="string">
            <text:p>Hora Re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BJETO INTERNACIONAL EMS</text:p>
          </table:table-cell>
          <table:table-cell table:style-name="ce1" office:value-type="string" calcext:value-type="string">
            <text:p>Hora Re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OBJETO INTERNACIONAL EM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OBJETO INTERNACIONAL EMS</text:p>
          </table:table-cell>
          <table:table-cell table:style-name="ce1" office:value-type="string" calcext:value-type="string">
            <text:p>Hora Re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OBJETO INTERNACIONAL EMS</text:p>
          </table:table-cell>
          <table:table-cell table:style-name="ce1" office:value-type="string" calcext:value-type="string">
            <text:p>Hora Re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OBJETO INTERNACIONAL EMS</text:p>
          </table:table-cell>
          <table:table-cell table:style-name="ce1" office:value-type="string" calcext:value-type="string">
            <text:p>Hora Re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OBJETO INTERNACIONAL EMS</text:p>
          </table:table-cell>
          <table:table-cell table:style-name="ce1" office:value-type="string" calcext:value-type="string">
            <text:p>Hora Re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OBJETO INTERNACIONAL EMS</text:p>
          </table:table-cell>
          <table:table-cell table:style-name="ce1" office:value-type="string" calcext:value-type="string">
            <text:p>Hora Re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EJ</text:p>
          </table:table-cell>
          <table:table-cell office:value-type="string" calcext:value-type="string">
            <text:p>OBJETO INTERNACIONAL EMS</text:p>
          </table:table-cell>
          <table:table-cell table:style-name="ce1" office:value-type="string" calcext:value-type="string">
            <text:p>Hora Re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EK</text:p>
          </table:table-cell>
          <table:table-cell office:value-type="string" calcext:value-type="string">
            <text:p>OBJETO INTERNACIONAL EMS</text:p>
          </table:table-cell>
          <table:table-cell table:style-name="ce1" office:value-type="string" calcext:value-type="string">
            <text:p>Hora Re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OBJETO INTERNACIONAL EMS</text:p>
          </table:table-cell>
          <table:table-cell table:style-name="ce1" office:value-type="string" calcext:value-type="string">
            <text:p>Hora Re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OBJETO INTERNACIONAL SEDEX MUNDI</text:p>
          </table:table-cell>
          <table:table-cell table:style-name="ce1" office:value-type="string" calcext:value-type="string">
            <text:p>Hora Re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OBJETO INTERNACIONAL EMS</text:p>
          </table:table-cell>
          <table:table-cell table:style-name="ce1" office:value-type="string" calcext:value-type="string">
            <text:p>Hora Re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OBJETO INTERNACIONAL EMS</text:p>
          </table:table-cell>
          <table:table-cell table:style-name="ce1" office:value-type="string" calcext:value-type="string">
            <text:p>Hora Re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OBJETO INTERNACIONAL EMS</text:p>
          </table:table-cell>
          <table:table-cell table:style-name="ce1" office:value-type="string" calcext:value-type="string">
            <text:p>Hora Re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ENCOMENDA SERVIÇO NÃO EXPRESSA EC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OBJETO INTERNACIONAL EMS</text:p>
          </table:table-cell>
          <table:table-cell table:style-name="ce1" office:value-type="string" calcext:value-type="string">
            <text:p>Hora Re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OBJETO INTERNACIONAL EMS</text:p>
          </table:table-cell>
          <table:table-cell table:style-name="ce1" office:value-type="string" calcext:value-type="string">
            <text:p>Hora Re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OBJETO INTERNACIONAL EMS</text:p>
          </table:table-cell>
          <table:table-cell table:style-name="ce1" office:value-type="string" calcext:value-type="string">
            <text:p>Hora Re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OBJETO INTERNACIONAL EMS</text:p>
          </table:table-cell>
          <table:table-cell table:style-name="ce1" office:value-type="string" calcext:value-type="string">
            <text:p>Hora Re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OBJETO INTERNACIONAL EMS</text:p>
          </table:table-cell>
          <table:table-cell table:style-name="ce1" office:value-type="string" calcext:value-type="string">
            <text:p>Hora Re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EW</text:p>
          </table:table-cell>
          <table:table-cell office:value-type="string" calcext:value-type="string">
            <text:p>OBJETO INTERNACIONAL EMS</text:p>
          </table:table-cell>
          <table:table-cell table:style-name="ce1" office:value-type="string" calcext:value-type="string">
            <text:p>Hora Re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OBJETO INTERNACIONAL EMS</text:p>
          </table:table-cell>
          <table:table-cell table:style-name="ce1" office:value-type="string" calcext:value-type="string">
            <text:p>Hora Re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OBJETO INTERNACIONAL EMS</text:p>
          </table:table-cell>
          <table:table-cell table:style-name="ce1" office:value-type="string" calcext:value-type="string">
            <text:p>Hora Re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OBJETO INTERNACIONAL EMS</text:p>
          </table:table-cell>
          <table:table-cell table:style-name="ce1" office:value-type="string" calcext:value-type="string">
            <text:p>Hora Re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AC REGIST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AC REGIST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AC REGISTRADO (5 DIAS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AC REGISTRADO (10 DIAS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NCOMENDA FN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TIQUETA LOG FAC REGIST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FAC REGISTRADO C/ AR DIGIT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REMESSA ECONÔMICA C/ AR DIGIT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AC REGISTRADO (MONITORADO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AC REGIST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NTEGRADA AVULS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TEGRADA A COBR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RADA DEVOLUCAO DE DOCUMEN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NTEGRADA ESPECIAL</text:p>
          </table:table-cell>
          <table:table-cell table:style-name="ce1" office:value-type="string" calcext:value-type="string">
            <text:p>Recebed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P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NTEGRADA INTER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INTEGRADA COM COLETA SIMULTANE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NTEGRADA MEDICAMENTO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BJ DE CORRESP E EMS REC EXTERIOR</text:p>
          </table:table-cell>
          <table:table-cell table:style-name="ce1" office:value-type="string" calcext:value-type="string">
            <text:p>Recebed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INTEGRADA PROGRAMA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NTEGRADA RECEBEDOR</text:p>
          </table:table-cell>
          <table:table-cell table:style-name="ce1" office:value-type="string" calcext:value-type="string">
            <text:p>Recebed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NTEGRADA STANDARD MEDICAMEN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NTEGRADA TERMOLÁBI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INTEGRADA URGEN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EDEI ENCOMENDA EXPRESS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REMESSA ECONOMICA C/AR DIGIT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REMESSA ECONOMICA C/AR DIGIT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JC</text:p>
          </table:table-cell>
          <table:table-cell office:value-type="string" calcext:value-type="string">
            <text:p>REGISTRADO COM AR DIGIT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REMESSA ECONOMICA S/AR DIGIT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REMESSA ECONOMICA C/AR DIGIT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JF</text:p>
          </table:table-cell>
          <table:table-cell office:value-type="string" calcext:value-type="string">
            <text:p>REMESSA ECONOMICA C/AR DIGIT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JG</text:p>
          </table:table-cell>
          <table:table-cell office:value-type="string" calcext:value-type="string">
            <text:p>REGISTRADO PRIORITÁRI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EGISTRADO PRIORITÁRI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JI</text:p>
          </table:table-cell>
          <table:table-cell office:value-type="string" calcext:value-type="string">
            <text:p>REMESSA ECONOMICA S/AR DIGIT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REGISTRADO JUSTIÇ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JK</text:p>
          </table:table-cell>
          <table:table-cell office:value-type="string" calcext:value-type="string">
            <text:p>ETQ REM ECON TALAO/CARTA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REGISTRADO LÓGIC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ETIQUETA MD POSTAL ESPECI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MALA DIRETA BASICA/IMPRESSO NAO URGEN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REGISTRADO PRIORITÁRI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OBJETO RECEITA FEDERAL (EXCLUSIVO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JQ</text:p>
          </table:table-cell>
          <table:table-cell office:value-type="string" calcext:value-type="string">
            <text:p>REMESSA ECONOMICA C/AR DIGIT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REGISTRADO PRIORITÁRI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REGISTRADO LÓGIC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REGISTRADO URGEN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ETIQUETA FIS REGIST UR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REMESSA ECONÔMICA C/AR DIGIT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JW</text:p>
          </table:table-cell>
          <table:table-cell office:value-type="string" calcext:value-type="string">
            <text:p>CARTA COMERCIAL A FATURAR (5 DIAS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JX</text:p>
          </table:table-cell>
          <table:table-cell office:value-type="string" calcext:value-type="string">
            <text:p>CARTA CML A FAT 10 DIA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JY</text:p>
          </table:table-cell>
          <table:table-cell office:value-type="string" calcext:value-type="string">
            <text:p>REMESSA ECONOMICA (5 DIAS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REMESSA ECONOMICA 10 DIA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OBJETO INTERNACIONAL PR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OBJETO INTERNACIONAL PR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OBJETO INTERNACIONAL PR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OBJETO INTERNACIONAL PR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OBJETO INTERNACIONAL PR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OBJETO INTERNACIONAL PR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OBJETO INTERNACIONAL PR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OBJETO INTERNACIONAL PR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OBJETO INTERNACIONAL PR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OBJETO INTERNACIONAL PR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OBJETO INTERNACIONAL PR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OBJETO INTERNACIONAL PR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OBJETO INTERNACIONAL PR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OBJETO INTERNACIONAL PR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OBJETO INTERNACIONAL PR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OBJETO INTERNACIONAL PR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LQ</text:p>
          </table:table-cell>
          <table:table-cell office:value-type="string" calcext:value-type="string">
            <text:p>OBJETO INTERNACIONAL PR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OBJETO INTERNACIONAL PR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OBJETO INTERNACIONAL PR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OBJETO INTERNACIONAL PR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OBJETO INTERNACIONAL PR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BJETO INTERNACIONAL PR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OBJETO INTERNACIONAL PR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OBJETO INTERNACIONAL PACKET ECONOM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OBJETO INTERNACIONAL PR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LZ</text:p>
          </table:table-cell>
          <table:table-cell office:value-type="string" calcext:value-type="string">
            <text:p>OBJETO INTERNACIONAL PR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ELEGRAMA - SERVICOS ADICIONAI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TELEGRAMA DE BALCAO</text:p>
          </table:table-cell>
          <table:table-cell table:style-name="ce1" office:value-type="string" calcext:value-type="string">
            <text:p>Hora Real e Recebed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TELEGRAMA FONADO</text:p>
          </table:table-cell>
          <table:table-cell table:style-name="ce1" office:value-type="string" calcext:value-type="string">
            <text:p>Hora Real e Recebed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AQUINA DE FRANQUEAR (LOGICA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TELEGRAMA</text:p>
          </table:table-cell>
          <table:table-cell table:style-name="ce1" office:value-type="string" calcext:value-type="string">
            <text:p>Hora Real e Recebed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ELEGRAMA FONADO</text:p>
          </table:table-cell>
          <table:table-cell table:style-name="ce1" office:value-type="string" calcext:value-type="string">
            <text:p>Hora Real e Recebed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CARTA VIA INTERN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CARTA VIA INTERNET (SMT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TELEGRAMA CORPORATIVO</text:p>
          </table:table-cell>
          <table:table-cell table:style-name="ce1" office:value-type="string" calcext:value-type="string">
            <text:p>Hora Real e Recebed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ELEGRAMA GRANDES CLIENTES</text:p>
          </table:table-cell>
          <table:table-cell table:style-name="ce1" office:value-type="string" calcext:value-type="string">
            <text:p>Hora Real e Recebed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ETIQ LÓG TELEGRAMA CORPORATIVO</text:p>
          </table:table-cell>
          <table:table-cell table:style-name="ce1" office:value-type="string" calcext:value-type="string">
            <text:p>Hora Real e Recebed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TELEGRAMA PRÉ-PAGO</text:p>
          </table:table-cell>
          <table:table-cell table:style-name="ce1" office:value-type="string" calcext:value-type="string">
            <text:p>Hora Real e Recebed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ENCOMENDA SAUDE</text:p>
          </table:table-cell>
          <table:table-cell table:style-name="ce1" office:value-type="string" calcext:value-type="string">
            <text:p>Recebed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ELEGRAMA VIA TELEMAIL</text:p>
          </table:table-cell>
          <table:table-cell table:style-name="ce1" office:value-type="string" calcext:value-type="string">
            <text:p>Hora Real e Recebed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TELEGRAMA INTERNACIONAL ENTRANTE</text:p>
          </table:table-cell>
          <table:table-cell table:style-name="ce1" office:value-type="string" calcext:value-type="string">
            <text:p>Hora Real e Recebed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TELEGRAMA VIA CORREIOS ON LINE</text:p>
          </table:table-cell>
          <table:table-cell table:style-name="ce1" office:value-type="string" calcext:value-type="string">
            <text:p>Hora Real e Recebed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TELE SENA RESGATA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EDEI ENCOMENDA NAO URGEN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OA</text:p>
          </table:table-cell>
          <table:table-cell office:value-type="string" calcext:value-type="string">
            <text:p>ENCOMENDA SEDEX (ETIQ LOGICA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ENCOMENDA SEDEX (ETIQ LOGICA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ENCOMENDA SEDEX (ETIQ LOGICA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ETIQUETA SEDEX (FISICA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ETIQUETA LÓGICA SEDE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TIQUETA LÓGICA SEDE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ETIQUETA LÓGICA SEDE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ETIQUETA LOGICA SEDE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ETIQUETA LOGICA SEDE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OJ</text:p>
          </table:table-cell>
          <table:table-cell office:value-type="string" calcext:value-type="string">
            <text:p>ETIQUETA LOGICA SEDEX O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TIQUETA LOGICA SEDEX O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ETIQUETA LOGICA SEDEX O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SSAPOR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ENCOMENDA PAC - NÃO URGEN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ENCOMENDA PAC A COBR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ENCOMENDA PA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NCOMENDA PAC (ETIQUETA FISICA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ASSAPOR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ENCOMENDA PAC (ETIQUETA FISICA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ENCOMENDA PAC (ETIQUETA LOGICA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ENCOMENDA PA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PJ</text:p>
          </table:table-cell>
          <table:table-cell office:value-type="string" calcext:value-type="string">
            <text:p>ENCOMENDA PA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ETIQUETA PAC EXTRA GRAN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ENCOMENDA PA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ETIQUETA PAC (FÍSICA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ENCOMENDA PAC (ETIQ LOGICA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ENCOMENDA PAC (ETIQ LOGICA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ETIQUETA LÓGICA PAC P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ETIQUETA LOGICA CORREIOS MINI ENVIO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EEMBOLSO POSTAL - CLIENTE AVULS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ETIQUETA LÓGICA PA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NCOMENDA PA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ETIQUETA LOGICA PA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ETIQUETA LOG PAC ADMINI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ETIQUETA LOGICA PAC - PW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ENCOMENDA PAC (ETIQUETA LOGICA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ETIQUETA LOGICA PAC - P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ETIQUETA LOGICA PA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ETIQUETA PAC (FÍSICA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EGISTRADO PRIORITÁRI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ARTA REGISTRA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ARTA REGISTRADA COM VALOR DECLA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EMESSA ECONOMICA DETR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MALA DIRETA POSTAL ESP/NORM/IMPR URGEN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OBJETO DA RECEITA FEDER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REGISTRADO DO SISTEMA SA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REGISTRADO COM AR DIGIT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OBJETO INTERNACIONAL REGIST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CARTA REGISTRADA AGENC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CARTA REGISTRADA AGENC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REGISTRADO LÓGIC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REGISTRADO AGÊNC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CARTA REGISTRADA AGENC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CARTA REGISTRADA AGENC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REEMBOLSO POSTAL - CLIENTE INSCRI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CARTA REGISTRADA AGENC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OBJETO INTERNACIONAL REGIST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ETIQUETA REGISTRADO DETR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REM ECON TALAO/CARTAO SEM AR DIGI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BJETO INTERNACIONAL REGIST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REM ECON CRLV/CRV/CNH COM AR DIGIT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OBJETO INTERNACIONAL REGIST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OBJETO INTERNACIONAL REGIST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EM ECON TALAO/CARTAO COM AR DIGIT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EGIST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ETIQUETA SEDEX AGÊNC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ETIQ SEDEX 10 FÍSICA</text:p>
          </table:table-cell>
          <table:table-cell table:style-name="ce1" office:value-type="string" calcext:value-type="string">
            <text:p>Hora Re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EDEX A COBR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REMESSA EXPRESSA DETR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NCOMENDA SEDE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EDEX AGENC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EDEX DO SISTEMA SA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EDEX COM AR DIGIT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ENCOMENDA SEDEX (ETIQ LOGICA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EDEX HOJE</text:p>
          </table:table-cell>
          <table:table-cell table:style-name="ce1" office:value-type="string" calcext:value-type="string">
            <text:p>Hora Re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EDEX AGÊNC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EDEX LÓGIC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EDEX 12</text:p>
          </table:table-cell>
          <table:table-cell table:style-name="ce1" office:value-type="string" calcext:value-type="string">
            <text:p>Hora Re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EDEX AGÊNC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EDEX AGÊNC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EDEX PRÉ-FRANQUE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EDE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EDE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EDEX FÍSIC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EM EXPRES TALAO/CARTAO SEM AR DIGIT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ENCOMENDA SERVIÇO EXPRESSA EC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REM EXPRES CRLV/CRV/CNH COM AR DIGIT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ENCOMENDA SEDE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ETIQUETA LOGICA SEDEX 10</text:p>
          </table:table-cell>
          <table:table-cell table:style-name="ce1" office:value-type="string" calcext:value-type="string">
            <text:p>Hora Re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REM EXPRES TALAO/CARTAO COM AR DIGIT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SEDEX AGÊNC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ESTE (OBJETO PARA TREINAMENTO)</text:p>
          </table:table-cell>
          <table:table-cell table:style-name="ce1" office:value-type="string" calcext:value-type="string">
            <text:p>Recebed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STE (OBJETO PARA TREINAMENTO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BJETO TREINAMENTO - NÃO GERA PRÉ-ALER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ESTE (OBJETO PARA TREINAMENTO)</text:p>
          </table:table-cell>
          <table:table-cell table:style-name="ce1" office:value-type="string" calcext:value-type="string">
            <text:p>Hora Re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PPS IMPORTACA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PPS IMPORTACA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PPS IMPORTACA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PPS IMPORTACA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PPS IMPORTACA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PPS IMPORTACA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PPS IMPORTACA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PPS IMPORTACA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PS IMPORTACA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PPS IMPORTACA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PPS IMPORTACA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PPS IMPORTACA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PPS IMPORTACA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PS IMPORTACA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PPS IMPORTACA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PS IMPORTACA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UQ</text:p>
          </table:table-cell>
          <table:table-cell office:value-type="string" calcext:value-type="string">
            <text:p>PPS IMPORTACA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PPS IMPORTACA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PS IMPORTACA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PPS IMPORTACA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PPS IMPORTACA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UV</text:p>
          </table:table-cell>
          <table:table-cell office:value-type="string" calcext:value-type="string">
            <text:p>PPS IMPORTACA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UW</text:p>
          </table:table-cell>
          <table:table-cell office:value-type="string" calcext:value-type="string">
            <text:p>PPS IMPORTACA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UX</text:p>
          </table:table-cell>
          <table:table-cell office:value-type="string" calcext:value-type="string">
            <text:p>PPS IMPORTACA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PPS IMPORTACA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PPS IMPORTACA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OBJETO INTERNACIONAL COM VALOR DECLA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OBJETO INTERNACIONAL COM VALOR DECLA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OBJETO INTERNACIONAL COM VALOR DECLA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OBJETO INTERNACIONAL COM VALOR DECLA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OBJETO INTERNACIONAL COM VALOR DECLA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OBJETO INTERNACIONAL COM VALOR DECLA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OBJETO INTERNACIONAL COM VALOR DECLA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VH</text:p>
          </table:table-cell>
          <table:table-cell office:value-type="string" calcext:value-type="string">
            <text:p>OBJETO INTERNACIONAL COM VALOR DECLA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OBJETO INTERNACIONAL COM VALOR DECLA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VJ</text:p>
          </table:table-cell>
          <table:table-cell office:value-type="string" calcext:value-type="string">
            <text:p>OBJETO INTERNACIONAL COM VALOR DECLA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VK</text:p>
          </table:table-cell>
          <table:table-cell office:value-type="string" calcext:value-type="string">
            <text:p>OBJETO INTERNACIONAL COM VALOR DECLA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OBJETO INTERNACIONAL COM VALOR DECLA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VM</text:p>
          </table:table-cell>
          <table:table-cell office:value-type="string" calcext:value-type="string">
            <text:p>OBJETO INTERNACIONAL COM VALOR DECLA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OBJETO INTERNACIONAL COM VALOR DECLA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OBJETO INTERNACIONAL COM VALOR DECLA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OBJETO INTERNACIONAL COM VALOR DECLA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VQ</text:p>
          </table:table-cell>
          <table:table-cell office:value-type="string" calcext:value-type="string">
            <text:p>OBJETO INTERNACIONAL COM VALOR DECLA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OBJETO INTERNACIONAL COM VALOR DECLA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OBJETO INTERNACIONAL COM VALOR DECLA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OBJETO INTERNACIONAL COM VALOR DECLA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OBJETO INTERNACIONAL COM VALOR DECLA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OBJETO INTERNACIONAL COM VALOR DECLA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OBJETO INTERNACIONAL COM VALOR DECLA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OBJETO INTERNACIONAL COM VALOR DECLA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OBJETO INTERNACIONAL COM VALOR DECLA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OBJETO INTERNACIONAL COM VALOR DECLAR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XA</text:p>
          </table:table-cell>
          <table:table-cell office:value-type="string" calcext:value-type="string">
            <text:p>AVISO CHEGADA OBJETO INT TRIBUT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SEDEX MUND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CORREIOS PACKET MIN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O URGENTE</text:p>
          </table:table-cell>
          <table:table-cell office:value-type="string" calcext:value-type="string">
            <text:p>XR</text:p>
          </table:table-cell>
          <table:table-cell office:value-type="string" calcext:value-type="string">
            <text:p>OBJETO INTERNACIONAL (PPS TRIBUTADO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OBJETO INTERNACIONAL (PPS TRIBUTADO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</text:p>
          </table:table-cell>
          <table:table-cell table:style-name="Default" table:number-columns-repeated="3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12:54:03.182000000</meta:creation-date>
    <dc:date>2020-07-23T12:59:01.376000000</dc:date>
    <meta:editing-duration>PT1M18S</meta:editing-duration>
    <meta:editing-cycles>1</meta:editing-cycles>
    <meta:document-statistic meta:table-count="1" meta:cell-count="1089" meta:object-count="0"/>
    <meta:generator>LibreOffice/4.1.1.2$Windows_x86 LibreOffice_project/7e4286b58adc75a14f6d83f53a03b6c11fa2903</meta:generator>
  </office:meta>
</office:document-meta>
</file>